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8c1af" officeooo:paragraph-rsid="000525f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rsid="0008c1af" officeooo:paragraph-rsid="000525fd" style:font-size-asian="12pt" style:font-size-complex="12pt"/>
    </style:style>
    <style:style style:name="P3" style:family="paragraph" style:parent-style-name="Heading_20_2">
      <style:paragraph-properties fo:text-align="center" style:justify-single-word="false" fo:break-before="page"/>
      <style:text-properties officeooo:rsid="00084478" officeooo:paragraph-rsid="00084478"/>
    </style:style>
    <style:style style:name="P4" style:family="paragraph" style:parent-style-name="Heading_20_3">
      <style:paragraph-properties fo:text-align="justify" style:justify-single-word="false"/>
      <style:text-properties officeooo:rsid="000a2737" officeooo:paragraph-rsid="000a2737"/>
    </style:style>
    <style:style style:name="P5" style:family="paragraph" style:parent-style-name="Heading_20_3">
      <style:paragraph-properties fo:text-align="justify" style:justify-single-word="false"/>
      <style:text-properties officeooo:paragraph-rsid="00183981"/>
    </style:style>
    <style:style style:name="P6" style:family="paragraph" style:parent-style-name="Standard">
      <style:paragraph-properties fo:text-align="end" style:justify-single-word="false"/>
      <style:text-properties fo:font-size="12pt" officeooo:rsid="0008c1af" officeooo:paragraph-rsid="000525fd" style:font-size-asian="12pt" style:font-size-complex="12pt"/>
    </style:style>
    <style:style style:name="P7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7072b" officeooo:paragraph-rsid="0007072b" style:font-size-asian="14pt" style:font-size-complex="14pt"/>
    </style:style>
    <style:style style:name="P9" style:family="paragraph" style:parent-style-name="Standard" style:list-style-name="">
      <style:paragraph-properties fo:margin-top="0cm" fo:margin-bottom="0cm" style:contextual-spacing="false" fo:line-height="100%" fo:text-align="center" style:justify-single-word="false"/>
      <style:text-properties fo:font-size="14pt" officeooo:rsid="0008c1af" officeooo:paragraph-rsid="00079df2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8c1af" officeooo:paragraph-rsid="000525f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8c1af" officeooo:paragraph-rsid="00084478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7.8cm" fo:margin-right="0cm" fo:text-align="start" style:justify-single-word="false" fo:text-indent="0cm" style:auto-text-indent="false" style:page-number="auto" fo:background-color="transparent"/>
      <style:text-properties fo:font-size="14pt" officeooo:rsid="0008c1af" officeooo:paragraph-rsid="000525fd" style:font-size-asian="14pt" style:font-size-complex="14pt"/>
    </style:style>
    <style:style style:name="P13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4pt" officeooo:rsid="0008c1af" officeooo:paragraph-rsid="000525fd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4pt" officeooo:rsid="0008c1af" officeooo:paragraph-rsid="000525fd" style:font-size-asian="14pt" style:font-size-complex="14pt"/>
    </style:style>
    <style:style style:name="P15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4pt" officeooo:rsid="002c58ad" officeooo:paragraph-rsid="000525fd" style:font-size-asian="14pt" style:font-size-complex="14pt"/>
    </style:style>
    <style:style style:name="P16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4pt" officeooo:paragraph-rsid="000525fd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officeooo:paragraph-rsid="00183981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183981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>
          <style:tab-stop style:position="1.108cm"/>
        </style:tab-stops>
      </style:paragraph-properties>
      <style:text-properties officeooo:paragraph-rsid="00183981"/>
    </style:style>
    <style:style style:name="P20" style:family="paragraph" style:parent-style-name="Text_20_body">
      <style:paragraph-properties fo:text-align="justify" style:justify-single-word="false"/>
      <style:text-properties officeooo:rsid="000b7a5e" officeooo:paragraph-rsid="00168e65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rsid="000b7a5e" officeooo:paragraph-rsid="0015b2cd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rsid="000b7a5e" officeooo:paragraph-rsid="0015b2cd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rsid="0015b2cd" officeooo:paragraph-rsid="0015b2cd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rsid="00084478" officeooo:paragraph-rsid="00084478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rsid="000a2737" officeooo:paragraph-rsid="000b7a5e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rsid="000a2737" officeooo:paragraph-rsid="000b7a5e"/>
    </style:style>
    <style:style style:name="P27" style:family="paragraph" style:parent-style-name="Text_20_body" style:list-style-name="L3">
      <style:paragraph-properties fo:text-align="justify" style:justify-single-word="false"/>
      <style:text-properties officeooo:paragraph-rsid="0015b2cd"/>
    </style:style>
    <style:style style:name="P28" style:family="paragraph" style:parent-style-name="Text_20_body">
      <style:paragraph-properties fo:text-align="justify" style:justify-single-word="false"/>
      <style:text-properties officeooo:paragraph-rsid="0015b2cd"/>
    </style:style>
    <style:style style:name="P29" style:family="paragraph" style:parent-style-name="Text_20_body">
      <style:paragraph-properties fo:text-align="justify" style:justify-single-word="false"/>
      <style:text-properties officeooo:paragraph-rsid="00179665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rsid="0010915e" officeooo:paragraph-rsid="00125e55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paragraph-rsid="00125e55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style:page-number="auto" fo:background-color="transparent"/>
      <style:text-properties officeooo:paragraph-rsid="00179665"/>
    </style:style>
    <style:style style:name="T1" style:family="text">
      <style:text-properties officeooo:rsid="0006d5b5"/>
    </style:style>
    <style:style style:name="T2" style:family="text">
      <style:text-properties officeooo:rsid="00350896"/>
    </style:style>
    <style:style style:name="T3" style:family="text">
      <style:text-properties fo:color="#303030" loext:opacity="100%" style:font-name="Times New Roman" style:font-name-asian="Times New Roman1" style:language-asian="ru" style:country-asian="RU" style:font-name-complex="Times New Roman1" style:font-weight-complex="bold"/>
    </style:style>
    <style:style style:name="T4" style:family="text">
      <style:text-properties fo:color="#303030" loext:opacity="100%" style:font-name="Times New Roman" officeooo:rsid="00079df2" style:font-name-asian="Times New Roman1" style:language-asian="ru" style:country-asian="RU" style:font-name-complex="Times New Roman1" style:font-weight-complex="bold"/>
    </style:style>
    <style:style style:name="T5" style:family="text">
      <style:text-properties officeooo:rsid="000a2737"/>
    </style:style>
    <style:style style:name="T6" style:family="text">
      <style:text-properties officeooo:rsid="000b7a5e"/>
    </style:style>
    <style:style style:name="T7" style:family="text">
      <style:text-properties officeooo:rsid="000d1865"/>
    </style:style>
    <style:style style:name="T8" style:family="text">
      <style:text-properties officeooo:rsid="000e9571"/>
    </style:style>
    <style:style style:name="T9" style:family="text">
      <style:text-properties officeooo:rsid="0010915e"/>
    </style:style>
    <style:style style:name="T10" style:family="text">
      <style:text-properties style:text-position="0% 100%"/>
    </style:style>
    <style:style style:name="T11" style:family="text">
      <style:text-properties officeooo:rsid="0010b46f"/>
    </style:style>
    <style:style style:name="T12" style:family="text">
      <style:text-properties officeooo:rsid="00125e55"/>
    </style:style>
    <style:style style:name="T13" style:family="text">
      <style:text-properties style:text-line-through-style="none" style:text-line-through-type="none" style:text-underline-style="none" style:text-blinking="false"/>
    </style:style>
    <style:style style:name="T14" style:family="text">
      <style:text-properties officeooo:rsid="00154149"/>
    </style:style>
    <style:style style:name="T15" style:family="text">
      <style:text-properties officeooo:rsid="0015b2cd"/>
    </style:style>
    <style:style style:name="T16" style:family="text">
      <style:text-properties officeooo:rsid="00168e65"/>
    </style:style>
    <style:style style:name="T17" style:family="text">
      <style:text-properties officeooo:rsid="00179665"/>
    </style:style>
    <style:style style:name="T18" style:family="text">
      <style:text-properties officeooo:rsid="00183981"/>
    </style:style>
    <style:style style:name="T19" style:family="text">
      <style:text-properties officeooo:rsid="0008c1af"/>
    </style:style>
    <style:style style:name="T20" style:family="text">
      <style:text-properties officeooo:rsid="0007072b"/>
    </style:style>
    <style:style style:name="T21" style:family="text">
      <style:text-properties officeooo:rsid="0028730f"/>
    </style:style>
    <style:style style:name="T22" style:family="text">
      <style:text-properties officeooo:rsid="0019d5ec"/>
    </style:style>
    <style:style style:name="T23" style:family="text">
      <style:text-properties officeooo:rsid="0019f66a"/>
    </style:style>
    <style:style style:name="T24" style:family="text">
      <style:text-properties officeooo:rsid="001a2117"/>
    </style:style>
    <style:style style:name="T25" style:family="text">
      <style:text-properties officeooo:rsid="001b8a4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9">Ф</text:span>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Standard"/>
      <text:p text:style-name="Standard">Факультет программной инженерии и компьютерной техни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8"><text:span text:style-name="T1">Э</text:span>ссе</text:p>
      <text:h text:style-name="P9" text:outline-level="3"><text:span text:style-name="T3">П</text:span><text:span text:style-name="T4">ётр</text:span><text:span text:style-name="T3"> П</text:span><text:span text:style-name="T4">етрович</text:span><text:span text:style-name="T3"> С</text:span><text:span text:style-name="T4">емёнов</text:span><text:span text:style-name="T3"> Т</text:span><text:span text:style-name="T4">янь</text:span><text:span text:style-name="T3">-Ш</text:span><text:span text:style-name="T4">аньский</text:span></text:h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Выполнил</text:p>
      <text:p text:style-name="P13">Путинцев Данил Денисович</text:p>
      <text:p text:style-name="P13">Группа P3107</text:p>
      <text:p text:style-name="P15">Проверил<text:span text:style-name="T2">(а):</text:span></text:p>
      <text:p text:style-name="P16">к. и. н., старший преподаватель</text:p>
      <text:p text:style-name="P16">ЦСиГН Университета ИТМО</text:p>
      <text:p text:style-name="P16">Васильев Андрей Владимирович</text:p>
      <text:p text:style-name="P14"/>
      <text:p text:style-name="P2"/>
      <text:p text:style-name="P2"/>
      <text:p text:style-name="P2"/>
      <text:p text:style-name="P2"/>
      <text:p text:style-name="P2"/>
      <text:p text:style-name="P11"/>
      <text:p text:style-name="P10">Санкт-Петербург 2023 го<text:span text:style-name="T21">д</text:span></text:p>
      <text:h text:style-name="P3" text:outline-level="2">Петр Петрович Семенов Тянь-Шаньский</text:h>
      <text:p text:style-name="P24">Петр Петрович Семенов — русский путешественник, географ, коллекционер, статистик, государственный и общественный деятель. Родился Петр Семенов 2 января 1827 года в дворянской семье в родовом имении Рязанка. Отец его <text:span text:style-name="T5">Петр Николаевич</text:span> был отставным капитаном лейб-гвардии Измайловского полка, участником Отечественной войны 1812 года и заграничных походов. <text:span text:style-name="T5">Был известен как поэт и драматург.</text:span></text:p>
      <text:h text:style-name="P4" text:outline-level="3">Географическая деятельность.</text:h>
      <text:p text:style-name="P25">С детских лет Петр Семенович любил географию. Уже в юном возрасте он исследовал окрестные леса, ближайшие к усадьбе овраги и долину реки Рановы. После окончания университета Петр Семенов вместе с другом отправляются пешком из Петербурга в Москву, собирая и изучая растения типичные для русской природы. В дальнейшем они решили совершить трехгодичную экспедицию в Воронежскую, Тамбовскую губернии и в верхнее течение Дона. Для <text:span text:style-name="T14">них</text:span> было важно установить границы черноземной полосы, исследовать её почвы и растительность, потому что черноземная полоса являлась одной из основных земельных ресурсов России. Черноземы обладали высокой плодородностью и были основой для развития сельского хозяйства в стране. Поэтому изучение этой территории было важным для определения наиболее подходящих мест для земледелия и развития сельского хозяйства. <text:span text:style-name="T14">Для России тех времен значительную долю экспорта составляло именно сельское хозяйство, поэтому было важно изучить Черноземные районы и понять, какая биосфера их окружает, чтобы найти связь между флорой и фауной и почвами.</text:span> В ходе этого путешествия Петр Семенов собрал материал для защиты диссертации о почвах и растительности черноземного края на звание магистра ботаники.</text:p>
      <text:p text:style-name="P25">В 1845 году основано Русское Географическое общество, а уже в 1850-х года Петр Семенов вступает в него. <text:span text:style-name="T6">Весной 1853 года П.П. Семенов вынужден уехать в Европу из-за состояния здоровья. В Берлинском университете он изучает геологию и физическую географию, там же близко знакомится со знаменитым путешественником и ученым Александром Гумбольдтом. Летом он проводит географические съемки местности Гарц и Альп. </text:span></text:p>
      <text:p text:style-name="P21">В 1856 году Петр Петрович Семенов получил согласие Географического общества на снаряжение экспедиции в Среднюю Азию. Его путь пролегал через Семипалатинск, Барнаул, укрепление Верхнее (ныне Алма-Ата). <text:span text:style-name="T14">Он отправился исследовать Тянь-Шань.</text:span></text:p>
      <text:p text:style-name="P23"><text:soft-page-break/>Исследование Тянь-Шаня в XIX веке было важно по нескольким причинам: </text:p>
      <text:list xml:id="list3384954570" text:style-name="L3">
        <text:list-item>
          <text:p text:style-name="P27"><text:span text:style-name="T15">Географическое исследование: Тянь-Шань - это горная система в Центральной Азии, которая имеет важное географическое значение, так как она является одной из крупнейших горных систем в мире. До экспедиции Петра Семенова-Тян-Шанского географическая карта этого региона была довольно неясной и неполной. Экспедиция позволила получить более точные данные о географии региона, его рельефе, гидрографии, флоре и фауне. Это позволило ученым существенно уточнить и расширить географические знания о Тянь-Шане и всей Центральной Азии.</text:span></text:p>
        </text:list-item>
        <text:list-item>
          <text:p text:style-name="P27">Политическое значение: исследование Тянь-Шаня могло быть важно с точки зрения политического влияния. В XIX веке Центральная Азия была ареной соперничества между Российской империей и Британской империей. Экспедиция Семенова-Тян-Шанского могла продемонстрировать российским властям наличие интересов в этом регионе и способствовать укреплению влияния России.</text:p>
        </text:list-item>
        <text:list-item>
          <text:p text:style-name="P27">Экономическое значение: Тянь-Шань является важным регионом с точки зрения ресурсов. В частности, регион богат полезными ископаемыми, такими как уголь и золото. Исследование этих мест позволило получить более точную информацию об их ресурсах и, возможно, стимулировать развитие горнодобывающей промышленности.</text:p>
        </text:list-item>
      </text:list>
      <text:p text:style-name="P21">Исследование Тянь-Шаня началось с посещения Иссык-Куля, а проникнуть к горам Семенову удалось только в 1857 году. <text:span text:style-name="T7">Благодаря этой экспедиции Семенов открыл истоки рек Сырдарьи, Чу и Сары-Джаз, вершины Хан-Тенгри и другие. Он обнаружил расположение хребтов Тянь-Шаня, высоту снежной линии в данном районе и открыл огромные Тянь-Шанские ледники. </text:span><text:span text:style-name="T8">Также им было доказано отсутствие на Тянь-Шане вулканов, тем самым он опровергнул теорию Гумбольдта, которая была широко распространена по Европе. </text:span></text:p>
      <text:p text:style-name="P28"><text:span text:style-name="T9">Петр Петрович провел исследование по технологии, которое опережало свое время. </text:span><text:span text:style-name="T15">А именно он использовал </text:span>передовые технологии и методы исследования для изучения Тянь-Шаня. Он <text:span text:style-name="T15">применил</text:span> астрономические наблюдения, барометрические измерения высоты, а также собрал множество геологических, ботанических и зоологических образцов. Эти методы были новаторскими для своего времени и позволили получить точные и подробные данные о регионе.</text:p>
      <text:p text:style-name="P20"><text:span text:style-name="T15">О</text:span><text:span text:style-name="T9">н изучил зависимость рельефа от геологического строения местности. Он выделил природные зоны и дал характеристику каждой из них, рассматривая </text:span><text:soft-page-break/><text:span text:style-name="T9">тесную связь климата и растительности. </text:span>Его работа стала основой для дальнейшего изучения Тянь-Шаня и Центральной Азии в целом.<text:span text:style-name="T9"> </text:span><text:span text:style-name="T16">А также</text:span><text:span text:style-name="T9"> </text:span><text:span text:style-name="T16">им была </text:span><text:span text:style-name="T9">разработанная новая методика экспедиционных работ, </text:span><text:span text:style-name="T16">которая отражала новые методы, которые он использовал для своей экспедиции.</text:span></text:p>
      <text:p text:style-name="P30">В 1859 году завершил перевод второго тома Риттера «<text:span text:style-name="T10">З</text:span>емлеведения Азии». В этой работе <text:span text:style-name="T11">он написал «Предисловие переводчика», которое стало научной работой, посвященной Тянь-Шаню. В этом же году Петр Петрович разрабатывает карты Европейской России и Кавказа, исследует вопрос обмеления Азовского моря.</text:span></text:p>
      <text:p text:style-name="P31"><text:span text:style-name="T12">Совместно со своим сыном Вениамином и Владимиром Ламанским Петр Петрович создает фундаментальный труд </text:span>Полное географическое описание нашего отечества». В свет вышли 11 томов из 22 запланированных. Другим объемным трудом Петра Семенова стал «<text:span text:style-name="T13">Географо-статистический словарь Российской империи</text:span>».</text:p>
      <text:p text:style-name="P32"><text:span text:style-name="T12">В 1888 году Петр Семенов совершил поездку по Зайкаспийской области и Туркестану.</text:span></text:p>
      <text:p text:style-name="P29"/>
      <text:h text:style-name="P5" text:outline-level="3"><text:span text:style-name="T17">Политическая и общественная деятельность.</text:span></text:h>
      <text:p text:style-name="P19">Петр Петрович Семенов <text:span text:style-name="T18">еще был</text:span> общественны<text:span text:style-name="T18">м</text:span> деятел<text:span text:style-name="T18">ем</text:span>, который сделал огромный вклад в развитие отечественной статистики и демографии. Он активно участвовал в подготовке и проведении ряда реформ, связанных с освобождением крестьян. <text:span text:style-name="T23">Освобождение крестьян было очень важно для той эпохи, так как во-первых, она привела к устранению крепостного права, что означало освобождение миллионов крестьян от крепостной зависимости и превращение их в свободных граждан. Это имело огромное значение для социальной справедливости и снижения социального неравенства в стране. Во-вторых, реформа способствовала модернизации российского общества и экономики. Это способствовало развитию капитализма и индустриализации страны. </text:span>В-третьих, реформа освобождения крестьян имела политическое значение, так как она стала первым шагом к изменению политической системы Российской империи. Она вызвала необходимость проведения других реформ, таких как земельная и образовательная, и стала началом процесса модернизации страны. Таким образом, реформа освобождения крестьян в 1861 году была важным событием для России, так как она повлияла на социальную справедливость, экономическое развитие и политическую систему страны.</text:p>
      <text:p text:style-name="P17"/>
      <text:p text:style-name="P18"><text:span text:style-name="T22">Петр Петрович </text:span>стал одним из основателей научной статистики в России. В 1863 году его назначают членом Статистического совета, а затем директором Центрального статистического комитета. Под его руководством проводятся <text:soft-page-break/>переписи населения Санкт-Петербурга и России, ставшие образцом для последующих поколений статистиков. Перепись населения, проведенная Петром Тянь-Шанским, принесла несколько возможностей для России. Во-первых, она позволила получить точные данные о численности населения, его составе по возрасту, полу, профессиональной принадлежности и т.д. Также перепись населения дала возможность провести анализ экономического положения населения, его уровня образования, занятости и т.д.</text:p>
      <text:h text:style-name="P5" text:outline-level="3"><text:span text:style-name="T12"><text:s/></text:span><text:s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fo:font-size="14pt" officeooo:rsid="0008c1a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3:19:52.430942020</meta:creation-date>
    <dc:date>2023-11-30T13:55:44.851334626</dc:date>
    <meta:editing-duration>PT1H7M4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5" meta:paragraph-count="32" meta:word-count="1020" meta:character-count="7886" meta:non-whitespace-character-count="6894"/>
  </office:meta>
</office:document-meta>
</file>